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085cm" fo:min-width="9.0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0.07cm" fo:min-width="7.75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9.025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02cm" fo:min-width="1.7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02cm" fo:min-width="1.40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1.02cm" fo:min-width="2.04cm"/>
      <style:paragraph-properties style:writing-mode="lr-tb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1" draw:marker-end-width="0.3cm" draw:fill="none" draw:textarea-vertical-align="middle"/>
    </style:style>
    <style:style style:name="gr25" style:family="graphic" style:parent-style-name="objectwithoutfill">
      <style:graphic-properties draw:marker-end="Arrowheads_20_22" draw:marker-end-width="0.3cm" draw:fill="none" draw:textarea-vertical-align="middle"/>
    </style:style>
    <style:style style:name="gr26" style:family="graphic" style:parent-style-name="objectwithoutfill">
      <style:graphic-properties draw:marker-end="Arrowheads_20_23" draw:marker-end-width="0.3cm" draw:fill="none" draw:textarea-vertical-align="middle"/>
    </style:style>
    <style:style style:name="gr27" style:family="graphic" style:parent-style-name="objectwithoutfill">
      <style:graphic-properties draw:marker-end="Arrowheads_20_24" draw:marker-end-width="0.3cm" draw:fill="none" draw:textarea-vertical-align="middle"/>
    </style:style>
    <style:style style:name="gr28" style:family="graphic" style:parent-style-name="objectwithoutfill">
      <style:graphic-properties draw:marker-end="Arrowheads_20_26" draw:marker-end-width="0.3cm" draw:fill="none" draw:textarea-vertical-align="middle"/>
    </style:style>
    <style:style style:name="gr29" style:family="graphic" style:parent-style-name="objectwithoutfill">
      <style:graphic-properties draw:marker-end="Arrowheads_20_27" draw:marker-end-width="0.3cm" draw:fill="none" draw:textarea-vertical-align="middle"/>
    </style:style>
    <style:style style:name="gr30" style:family="graphic" style:parent-style-name="objectwithoutfill">
      <style:graphic-properties draw:marker-end="Arrowheads_20_28" draw:marker-end-width="0.3cm" draw:fill="none" draw:textarea-vertical-align="middle"/>
    </style:style>
    <style:style style:name="gr31" style:family="graphic" style:parent-style-name="objectwithoutfill">
      <style:graphic-properties draw:marker-end="Arrowheads_20_29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  <style:paragraph-properties style:writing-mode="lr-tb"/>
    </style:style>
    <style:style style:name="gr33" style:family="graphic" style:parent-style-name="standard">
      <style:graphic-properties draw:fill-color="#ffffff" draw:opacity="0%" draw:opacity-name="" draw:textarea-horizontal-align="justify" draw:textarea-vertical-align="middle" draw:auto-grow-height="false" fo:min-height="2.29cm" fo:min-width="6.802cm"/>
    </style:style>
    <style:style style:name="gr34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3.335cm" svg:x="1.635cm" svg:y="4.492cm"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0.32cm" svg:x="11.795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6.35cm" svg:x="1.635cm" svg:y="18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1.905cm" svg:height="1.27cm" svg:x="2.587cm" svg:y="6.397cm">
          <text:p text:style-name="P3"><text:span text:style-name="T1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2.222cm" svg:height="1.27cm" svg:x="6.715cm" svg:y="6.397cm">
          <text:p text:style-name="P3"><text:span text:style-name="T1">Pubke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2.222cm" svg:height="1.27cm" svg:x="12.747cm" svg:y="6.397cm">
          <text:p text:style-name="P3"><text:span text:style-name="T1">MI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2.222cm" svg:height="1.27cm" svg:x="16.875cm" svg:y="6.397cm">
          <text:p text:style-name="P3"><text:span text:style-name="T1">Microtitle</text:span></text:p>
          <text:p text:style-name="P3"><text:span text:style-name="T1">(NFT)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6.289cm" svg:height="0.806cm" svg:x="3.342cm" svg:y="4.81cm">
          <draw:text-box>
            <text:p text:style-name="P5"><text:span text:style-name="T2">MINT / MANUFACTURER</text:span></text:p>
          </draw:text-box>
        </draw:frame>
        <draw:frame draw:style-name="gr7" draw:text-style-name="P6" draw:layer="layout" svg:width="4.024cm" svg:height="0.806cm" svg:x="13.621cm" svg:y="4.81cm">
          <draw:text-box>
            <text:p text:style-name="P5"><text:span text:style-name="T2">SOLANA dAPP</text:span></text:p>
          </draw:text-box>
        </draw:frame>
        <draw:frame draw:style-name="gr8" draw:text-style-name="P6" draw:layer="layout" svg:width="5.108cm" svg:height="0.806cm" svg:x="3.512cm" svg:y="22.907cm">
          <draw:text-box>
            <text:p text:style-name="P5"><text:span text:style-name="T2">USER / CUSTOMER</text:span></text:p>
          </draw:text-box>
        </draw:frame>
        <draw:custom-shape draw:style-name="gr4" draw:text-style-name="P3" xml:id="id7" draw:id="id7" draw:layer="layout" svg:width="1.905cm" svg:height="1.27cm" svg:x="7.032cm" svg:y="9.255cm">
          <text:p text:style-name="P3"><text:span text:style-name="T1">Item</text:span></text:p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1.905cm" svg:height="1.27cm" svg:x="2.587cm" svg:y="9.255cm">
          <text:p text:style-name="P3"><text:span text:style-name="T1">SIG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2.54cm" svg:height="1.905cm" svg:x="2.27cm" svg:y="11.16cm">
          <text:p text:style-name="P3"><text:span text:style-name="T1">Signed</text:span></text:p>
          <text:p text:style-name="P3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905cm" svg:height="1.27cm" svg:x="2.587cm" svg:y="13.7cm">
          <text:p text:style-name="P3"><text:span text:style-name="T1">Label / </text:span></text:p>
          <text:p text:style-name="P3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3.175cm" svg:height="1.27cm" svg:x="3.857cm" svg:y="15.922cm">
          <text:p text:style-name="P3"><text:span text:style-name="T1">Finished Good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2.54cm" svg:height="1.27cm" svg:x="5.127cm" svg:y="13.7cm">
          <text:p text:style-name="P3"><text:span text:style-name="T1">Materials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3.539cm" svg:y1="14.97cm" svg:x2="3.857cm" svg:y2="16.557cm" draw:start-shape="id1" draw:start-glue-point="2" draw:end-shape="id2" draw:end-glue-point="3" svg:d="M3539 14970v1587h318" svg:viewBox="0 0 319 1588">
          <text:p/>
        </draw:connector>
        <draw:connector draw:style-name="gr14" draw:text-style-name="P7" draw:layer="layout" svg:x1="4.492cm" svg:y1="7.032cm" svg:x2="6.715cm" svg:y2="7.032cm" draw:start-shape="id3" draw:start-glue-point="1" draw:end-shape="id4" draw:end-glue-point="3" svg:d="M4492 7032h2223" svg:viewBox="0 0 2224 1">
          <text:p/>
        </draw:connector>
        <draw:connector draw:style-name="gr15" draw:text-style-name="P7" draw:layer="layout" svg:x1="8.937cm" svg:y1="7.032cm" svg:x2="12.747cm" svg:y2="7.032cm" draw:start-shape="id4" draw:start-glue-point="1" draw:end-shape="id5" draw:end-glue-point="3" svg:d="M8937 7032h3810" svg:viewBox="0 0 3811 1">
          <text:p text:style-name="P8"/>
        </draw:connector>
        <draw:connector draw:style-name="gr16" draw:text-style-name="P7" draw:layer="layout" svg:x1="3.539cm" svg:y1="7.667cm" svg:x2="3.539cm" svg:y2="9.255cm" draw:start-shape="id3" draw:start-glue-point="2" draw:end-shape="id6" draw:end-glue-point="0" svg:d="M3539 7667v1588" svg:viewBox="0 0 1 1589">
          <text:p/>
        </draw:connector>
        <draw:connector draw:style-name="gr17" draw:text-style-name="P7" draw:layer="layout" svg:x1="7.032cm" svg:y1="9.89cm" svg:x2="4.492cm" svg:y2="9.89cm" draw:start-shape="id7" draw:start-glue-point="3" draw:end-shape="id6" draw:end-glue-point="1" svg:d="M7032 9890h-2540" svg:viewBox="0 0 2541 1">
          <text:p/>
        </draw:connector>
        <draw:connector draw:style-name="gr18" draw:text-style-name="P7" draw:layer="layout" svg:x1="3.539cm" svg:y1="10.525cm" svg:x2="3.54cm" svg:y2="11.16cm" draw:start-shape="id6" draw:start-glue-point="2" draw:end-shape="id8" draw:end-glue-point="0" svg:d="M3539 10525v317h1v318" svg:viewBox="0 0 2 636">
          <text:p/>
        </draw:connector>
        <draw:connector draw:style-name="gr19" draw:text-style-name="P7" draw:layer="layout" svg:x1="3.54cm" svg:y1="13.065cm" svg:x2="3.539cm" svg:y2="13.7cm" draw:start-shape="id8" draw:start-glue-point="2" draw:end-shape="id1" draw:end-glue-point="0" svg:d="M3540 13065v317h-1v318" svg:viewBox="0 0 2 636">
          <text:p/>
        </draw:connector>
        <draw:custom-shape draw:style-name="gr11" draw:text-style-name="P3" xml:id="id9" draw:id="id9" draw:layer="layout" svg:width="3.175cm" svg:height="1.27cm" svg:x="2.587cm" svg:y="20.685cm">
          <text:p text:style-name="P3"><text:span text:style-name="T1">Personal</text:span></text:p>
          <text:p text:style-name="P3"><text:span text:style-name="T1">Property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5.444cm" svg:y1="17.192cm" svg:x2="4.174cm" svg:y2="20.685cm" draw:start-shape="id2" draw:start-glue-point="2" draw:end-shape="id9" draw:end-glue-point="0" svg:d="M5444 17192v1747h-1270v1746" svg:viewBox="0 0 1271 3494">
          <text:p/>
        </draw:connector>
        <draw:custom-shape draw:style-name="gr12" draw:text-style-name="P3" xml:id="id13" draw:id="id13" draw:layer="layout" svg:width="2.54cm" svg:height="1.27cm" svg:x="8.302cm" svg:y="20.685cm">
          <text:p text:style-name="P3"><text:span text:style-name="T1">Walle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2.222cm" svg:height="1.27cm" svg:x="12.747cm" svg:y="13.7cm">
          <text:p text:style-name="P3"><text:span text:style-name="T1">VERIFY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14.969cm" svg:y1="7.032cm" svg:x2="16.875cm" svg:y2="7.032cm" draw:start-shape="id5" draw:start-glue-point="1" draw:end-shape="id10" draw:end-glue-point="3" svg:d="M14969 7032h1906" svg:viewBox="0 0 1907 1">
          <text:p/>
        </draw:connector>
        <draw:custom-shape draw:style-name="gr6" draw:text-style-name="P4" xml:id="id15" draw:id="id15" draw:layer="layout" svg:width="2.222cm" svg:height="1.27cm" svg:x="12.747cm" svg:y="11.795cm">
          <text:p text:style-name="P3"><text:span text:style-name="T1">BUR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2" draw:id="id12" draw:layer="layout" svg:width="2.54cm" svg:height="1.27cm" svg:x="8.302cm" svg:y="15.922cm">
          <text:p text:style-name="P3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svg:x1="8.937cm" svg:y1="9.89cm" svg:x2="13.858cm" svg:y2="7.667cm" draw:start-shape="id7" draw:start-glue-point="1" draw:end-shape="id5" draw:end-glue-point="2" svg:d="M8937 9890h4921v-2223" svg:viewBox="0 0 4922 2224">
          <text:p/>
        </draw:connector>
        <draw:connector draw:style-name="gr24" draw:text-style-name="P7" draw:layer="layout" svg:x1="6.397cm" svg:y1="14.97cm" svg:x2="5.444cm" svg:y2="15.922cm" draw:start-shape="id11" draw:start-glue-point="2" draw:end-shape="id2" draw:end-glue-point="0" svg:d="M6397 14970v476h-953v476" svg:viewBox="0 0 954 953">
          <text:p/>
        </draw:connector>
        <draw:connector draw:style-name="gr25" draw:text-style-name="P7" draw:layer="layout" draw:line-skew="0.318cm" svg:x1="5.762cm" svg:y1="21.32cm" svg:x2="8.302cm" svg:y2="16.557cm" draw:start-shape="id9" draw:start-glue-point="1" draw:end-shape="id12" draw:end-glue-point="3" svg:d="M5762 21320h1588v-4763h952" svg:viewBox="0 0 2541 4764">
          <text:p/>
        </draw:connector>
        <draw:connector draw:style-name="gr26" draw:text-style-name="P7" draw:layer="layout" svg:x1="9.572cm" svg:y1="20.685cm" svg:x2="9.572cm" svg:y2="17.192cm" draw:start-shape="id13" draw:start-glue-point="0" draw:end-shape="id12" draw:end-glue-point="2" svg:d="M9572 20685v-3493" svg:viewBox="0 0 1 3494">
          <text:p/>
        </draw:connector>
        <draw:connector draw:style-name="gr27" draw:text-style-name="P7" draw:layer="layout" svg:x1="10.842cm" svg:y1="21.32cm" svg:x2="13.858cm" svg:y2="14.97cm" draw:start-shape="id13" draw:start-glue-point="1" draw:end-shape="id14" draw:end-glue-point="2" svg:d="M10842 21320h3016v-6350" svg:viewBox="0 0 3017 6351">
          <text:p/>
        </draw:connector>
        <draw:connector draw:style-name="gr28" draw:text-style-name="P7" draw:layer="layout" svg:x1="9.572cm" svg:y1="15.922cm" svg:x2="12.747cm" svg:y2="12.43cm" draw:start-shape="id12" draw:start-glue-point="0" draw:end-shape="id15" draw:end-glue-point="3" svg:d="M9572 15922v-3492h3175" svg:viewBox="0 0 3176 3493">
          <text:p/>
        </draw:connector>
        <draw:connector draw:style-name="gr29" draw:text-style-name="P7" draw:layer="layout" svg:x1="9.572cm" svg:y1="15.922cm" svg:x2="12.747cm" svg:y2="14.335cm" draw:start-shape="id12" draw:start-glue-point="0" draw:end-shape="id14" draw:end-glue-point="3" svg:d="M9572 15922v-1587h3175" svg:viewBox="0 0 3176 1588">
          <text:p/>
        </draw:connector>
        <draw:custom-shape draw:style-name="gr6" draw:text-style-name="P4" xml:id="id16" draw:id="id16" draw:layer="layout" svg:width="2.222cm" svg:height="1.27cm" svg:x="12.747cm" svg:y="22.59cm">
          <text:p text:style-name="P3"><text:span text:style-name="T1">ISSUE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svg:x1="17.986cm" svg:y1="7.667cm" svg:x2="14.969cm" svg:y2="23.225cm" draw:start-shape="id10" draw:start-glue-point="2" draw:end-shape="id16" draw:end-glue-point="1" svg:d="M17986 7667v15558h-3017" svg:viewBox="0 0 3018 15559">
          <text:p/>
        </draw:connector>
        <draw:connector draw:style-name="gr31" draw:text-style-name="P7" draw:layer="layout" svg:x1="12.747cm" svg:y1="23.225cm" svg:x2="9.572cm" svg:y2="21.955cm" draw:start-shape="id16" draw:start-glue-point="3" draw:end-shape="id13" draw:end-glue-point="2" svg:d="M12747 23225h-3175v-1270" svg:viewBox="0 0 3176 1271">
          <text:p/>
        </draw:connector>
        <draw:frame draw:style-name="gr32" draw:text-style-name="P9" draw:layer="layout" svg:width="11.297cm" svg:height="2.308cm" svg:x="5.895cm" svg:y="1.635cm">
          <draw:text-box>
            <text:p text:style-name="P8"><text:span text:style-name="T3">Crosslink Protocol – Block Diagram</text:span></text:p>
            <text:p text:style-name="P8">2021-10-25 – v0.1a</text:p>
          </draw:text-box>
        </draw:frame>
        <draw:custom-shape draw:style-name="gr33" draw:text-style-name="P10" draw:layer="layout" svg:width="7.302cm" svg:height="2.54cm" svg:x="2.27cm" svg:y="6.08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3.893cm" svg:height="0.726cm" svg:x="3.774cm" svg:y="7.894cm">
          <draw:text-box>
            <text:p><text:span text:style-name="T4">Bonding Keypai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5T20:20:38.143000000</meta:creation-date>
    <dc:date>2021-10-25T23:07:09.258000000</dc:date>
    <meta:editing-duration>PT20M9S</meta:editing-duration>
    <meta:editing-cycles>3</meta:editing-cycles>
    <meta:generator>LibreOffice/7.2.1.2$Windows_X86_64 LibreOffice_project/87b77fad49947c1441b67c559c339af8f3517e22</meta:generator>
    <meta:document-statistic meta:object-count="43"/>
  </office:meta>
</office:document-meta>
</file>